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563in" svg:y="0.0043in" svg:width="3.0075in" svg:height="2.46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4661in" svg:y="-0.0138in" svg:width="2.972in" svg:height="2.4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x="0.0043in" svg:y="0.0862in" svg:width="3.0102in" svg:height="2.486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draw:frame draw:style-name="fr1" draw:name="Object4" text:anchor-type="paragraph" svg:x="0.0043in" svg:y="1.8193in" svg:width="3.5043in" svg:height="2.16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5" text:anchor-type="paragraph" svg:x="3.4173in" svg:y="1.628in" svg:width="3.4799in" svg:height="2.157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6" text:anchor-type="paragraph" svg:x="0.0807in" svg:y="3.6665in" svg:width="3.5008in" svg:height="2.1575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ree Yau</meta:initial-creator>
    <meta:creation-date>2012-05-14T12:43:00</meta:creation-date>
    <meta:document-statistic meta:table-count="0" meta:image-count="0" meta:object-count="6" meta:page-count="1" meta:paragraph-count="0" meta:word-count="0" meta:character-count="0"/>
    <dc:date>2012-05-14T12:51:59</dc:date>
    <dc:creator>Sheree Yau</dc:creator>
    <meta:editing-duration>PT9M</meta:editing-duration>
    <meta:editing-cycles>1</meta:editing-cycles>
    <meta:generator>LibreOffice/3.3$Linu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b3b3b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39cm" svg:height="6.249cm" xlink:href="." xlink:type="simple" chart:class="chart:bar" chart:style-name="ch1">
        <chart:legend chart:legend-position="end" svg:x="6.247cm" svg:y="2.829cm" chart:style-name="ch2"/>
        <chart:plot-area chart:style-name="ch3" chart:data-source-has-labels="both" svg:x="0.602cm" svg:y="0.631cm" svg:width="5.342cm" svg:height="5.074cm">
          <chartooo:coordinate-region svg:x="1.223cm" svg:y="0.831cm" svg:width="4.721cm" svg:height="4.227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N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17.4854288093256">
                <text:p>17.4854288093256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11.9023620666988">
                <text:p>11.9023620666988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8.74271440466278">
                <text:p>8.74271440466278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11.6569525395504">
                <text:p>11.6569525395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b3b3b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49cm" svg:height="6.309cm" xlink:href="." xlink:type="simple" chart:class="chart:bar" chart:style-name="ch1">
        <chart:legend chart:legend-position="end" svg:x="6.157cm" svg:y="2.859cm" chart:style-name="ch2"/>
        <chart:plot-area chart:style-name="ch3" chart:data-source-has-labels="both" svg:x="0.6cm" svg:y="0.639cm" svg:width="5.258cm" svg:height="5.124cm">
          <chartooo:coordinate-region svg:x="1.407cm" svg:y="0.839cm" svg:width="4.451cm" svg:height="4.277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P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349.566258635158">
                <text:p>349.566258635158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310.723465435119">
                <text:p>310.723465435119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85.9561476547322">
                <text:p>85.9561476547322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154.721065778518">
                <text:p>154.721065778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b3b3b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46cm" svg:height="6.316cm" xlink:href="." xlink:type="simple" chart:class="chart:bar" chart:style-name="ch1">
        <chart:legend chart:legend-position="end" svg:x="6.255cm" svg:y="2.863cm" chart:style-name="ch2"/>
        <chart:plot-area chart:style-name="ch3" chart:data-source-has-labels="both" svg:x="0.602cm" svg:y="0.639cm" svg:width="5.349cm" svg:height="5.131cm">
          <chartooo:coordinate-region svg:x="1.223cm" svg:y="0.838cm" svg:width="4.728cm" svg:height="4.285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P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19.9918607914679">
                <text:p>19.9918607914679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26.106033717835">
                <text:p>26.106033717835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9.83174603174603">
                <text:p>9.83174603174603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13.2728571428571">
                <text:p>13.27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4c4c4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cm" svg:height="5.494cm" xlink:href="." xlink:type="simple" chart:class="chart:bar" chart:style-name="ch1">
        <chart:legend chart:legend-position="end" svg:x="7.509cm" svg:y="2.452cm" chart:style-name="ch2"/>
        <chart:plot-area chart:style-name="ch3" chart:data-source-has-labels="both" svg:x="0.628cm" svg:y="0.571cm" svg:width="6.525cm" svg:height="4.394cm">
          <chartooo:coordinate-region svg:x="1.249cm" svg:y="0.77cm" svg:width="5.904cm" svg:height="3.548cm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N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13.3222314737719">
                <text:p>13.3222314737719</text:p>
              </table:table-cell>
            </table:table-row>
            <table:table-row>
              <table:table-cell office:value-type="string">
                <text:p>gs375</text:p>
              </table:table-cell>
              <table:table-cell office:value-type="float" office:value="13.5220649458784">
                <text:p>13.5220649458784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11.6569525395504">
                <text:p>11.6569525395504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8.25700804884818">
                <text:p>8.25700804884818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11.6569525395504">
                <text:p>11.6569525395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4c4c4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38cm" svg:height="5.48cm" xlink:href="." xlink:type="simple" chart:class="chart:bar" chart:style-name="ch1">
        <chart:legend chart:legend-position="end" svg:x="7.446cm" svg:y="2.445cm" chart:style-name="ch2"/>
        <chart:plot-area chart:style-name="ch3" chart:data-source-has-labels="both" svg:x="0.626cm" svg:y="0.571cm" svg:width="6.469cm" svg:height="4.38cm">
          <chartooo:coordinate-region svg:x="1.433cm" svg:y="0.771cm" svg:width="5.662cm" svg:height="3.533cm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P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151.282819872329">
                <text:p>151.282819872329</text:p>
              </table:table-cell>
            </table:table-row>
            <table:table-row>
              <table:table-cell office:value-type="string">
                <text:p>gs375</text:p>
              </table:table-cell>
              <table:table-cell office:value-type="float" office:value="160.246818127751">
                <text:p>160.246818127751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94.5517624202054">
                <text:p>94.5517624202054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57.6810990840966">
                <text:p>57.6810990840966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90.6024259063393">
                <text:p>90.60242590633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4c4c4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91cm" svg:height="5.48cm" xlink:href="." xlink:type="simple" chart:class="chart:bar" chart:style-name="ch1">
        <chart:legend chart:legend-position="end" svg:x="7.5cm" svg:y="2.445cm" chart:style-name="ch2"/>
        <chart:plot-area chart:style-name="ch3" chart:data-source-has-labels="both" svg:x="0.627cm" svg:y="0.571cm" svg:width="6.519cm" svg:height="4.38cm">
          <chartooo:coordinate-region svg:x="1.248cm" svg:y="0.77cm" svg:width="5.898cm" svg:height="3.534cm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P</text:p>
              </table:table-cell>
            </table:table-row>
          </table:table-header-rows>
          <table:table-rows>
            <table:table-row>
              <table:table-cell office:value-type="string">
                <text:p>gs374</text:p>
              </table:table-cell>
              <table:table-cell office:value-type="float" office:value="11.3556666666667">
                <text:p>11.3556666666667</text:p>
              </table:table-cell>
            </table:table-row>
            <table:table-row>
              <table:table-cell office:value-type="string">
                <text:p>gs375</text:p>
              </table:table-cell>
              <table:table-cell office:value-type="float" office:value="11.8507653061224">
                <text:p>11.8507653061224</text:p>
              </table:table-cell>
            </table:table-row>
            <table:table-row>
              <table:table-cell office:value-type="string">
                <text:p>gs376</text:p>
              </table:table-cell>
              <table:table-cell office:value-type="float" office:value="8.11119047619048">
                <text:p>8.11119047619048</text:p>
              </table:table-cell>
            </table:table-row>
            <table:table-row>
              <table:table-cell office:value-type="string">
                <text:p>gs377</text:p>
              </table:table-cell>
              <table:table-cell office:value-type="float" office:value="6.98571428571429">
                <text:p>6.98571428571429</text:p>
              </table:table-cell>
            </table:table-row>
            <table:table-row>
              <table:table-cell office:value-type="string">
                <text:p>gs378</text:p>
              </table:table-cell>
              <table:table-cell office:value-type="float" office:value="7.77239382239382">
                <text:p>7.772393822393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